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1b7eca"/>
    </style:style>
    <style:style style:name="P2" style:family="paragraph" style:parent-style-name="Text_20_body" style:list-style-name="L1">
      <style:text-properties officeooo:paragraph-rsid="001b7eca"/>
    </style:style>
    <style:style style:name="P3" style:family="paragraph" style:parent-style-name="Text_20_body" style:list-style-name="L1">
      <style:text-properties officeooo:paragraph-rsid="001f40fc"/>
    </style:style>
    <style:style style:name="P4" style:family="paragraph" style:parent-style-name="Text_20_body">
      <style:text-properties officeooo:paragraph-rsid="001c6a5e"/>
    </style:style>
    <style:style style:name="P5" style:family="paragraph" style:parent-style-name="Text_20_body" style:list-style-name="L2">
      <style:text-properties officeooo:paragraph-rsid="001c6a5e"/>
    </style:style>
    <style:style style:name="P6" style:family="paragraph" style:parent-style-name="Text_20_body" style:list-style-name="L2">
      <style:text-properties officeooo:paragraph-rsid="001f40fc"/>
    </style:style>
    <style:style style:name="P7" style:family="paragraph" style:parent-style-name="Text_20_body">
      <style:text-properties officeooo:paragraph-rsid="001f40fc"/>
    </style:style>
    <style:style style:name="P8" style:family="paragraph" style:parent-style-name="Heading_20_2">
      <style:text-properties officeooo:paragraph-rsid="001b7eca"/>
    </style:style>
    <style:style style:name="P9" style:family="paragraph" style:parent-style-name="Heading_20_2">
      <style:text-properties officeooo:paragraph-rsid="001c6a5e"/>
    </style:style>
    <style:style style:name="P10" style:family="paragraph" style:parent-style-name="Heading_20_3">
      <style:text-properties officeooo:paragraph-rsid="001b7eca"/>
    </style:style>
    <style:style style:name="T1" style:family="text">
      <style:text-properties officeooo:rsid="001b7eca"/>
    </style:style>
    <style:style style:name="T2" style:family="text">
      <style:text-properties officeooo:rsid="001c6a5e"/>
    </style:style>
    <style:style style:name="T3" style:family="text">
      <style:text-properties officeooo:rsid="001e4db4"/>
    </style:style>
    <style:style style:name="T4" style:family="text">
      <style:text-properties officeooo:rsid="001f40f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Legacy songbook to Latex conversion – The Process</text:span></text:h>
      <text:h text:style-name="P8" text:outline-level="2"><text:span text:style-name="T1">Process Overview</text:span></text:h>
      <text:list xml:id="list5604572910852590299" text:style-name="L1">
        <text:list-item>
          <text:p text:style-name="P2"><text:span text:style-name="T1">Consolidate Word songbooks into single volume with consistent styling </text:span><text:span text:style-name="T3">→ Word file</text:span></text:p>
        </text:list-item>
        <text:list-item>
          <text:p text:style-name="P2"><text:span text:style-name="T1">Export as HTML to a single file </text:span><text:span text:style-name="T3">→ Single HTML file</text:span></text:p>
        </text:list-item>
        <text:list-item>
          <text:p text:style-name="P2"><text:span text:style-name="T1">Text-processing to parse and trim into individual HTML song files </text:span><text:span text:style-name="T3">→ Multiple HTML files</text:span></text:p>
        </text:list-item>
        <text:list-item>
          <text:p text:style-name="P2"><text:span text:style-name="T1">Convert HTML markup to songbook Latex </text:span><text:span text:style-name="T3">→ Multiple Latex files</text:span></text:p>
        </text:list-item>
        <text:list-item>
          <text:p text:style-name="P3"><text:span text:style-name="T4">Signoff generated Latex as final and release to main repo for proofing/editing.</text:span></text:p>
        </text:list-item>
      </text:list>
      <text:p text:style-name="P1"><text:span text:style-name="T1">Although this looks sequential, it’s actually iterative, but that isn’t a problem. Text-processing might throw up problems rooted in the original content. In practice, it’s simple just to fix that at source and re-run the scripts to re-generate the text files.</text:span></text:p>
      <text:p text:style-name="P7"><text:span text:style-name="T4">The aim is a single script that will that the output of Step 2 and run through the remaining processes, ultimately depositing a bunch of .tex songfiles in a folder. For this reason, only the Word document should be regarded as a stable or evolving working document. Any HTML or Latex files are automatically generated, so these should be treated as volatile and not edited directly. Until they’re released for publication (Step 5).</text:span></text:p>
      <text:h text:style-name="Heading_20_2" text:outline-level="2"><text:span text:style-name="T1">Detailed Commentary</text:span></text:h>
      <text:h text:style-name="P10" text:outline-level="3"><text:span text:style-name="T1">1. Word knocking into shape</text:span></text:h>
      <text:h text:style-name="Heading_20_4" text:outline-level="4"><text:span text:style-name="T1">a. Make three songbooks become one</text:span></text:h>
      <text:p text:style-name="P1"><text:span text:style-name="T1">Simple.</text:span></text:p>
      <text:h text:style-name="Heading_20_4" text:outline-level="4"><text:span text:style-name="T1">b. Tidy up styling</text:span></text:h>
      <text:p text:style-name="P1"><text:span text:style-name="T1">Make sure each song uses consistent styling conventions, based on built-in Word styles, such as Normal, Heading 1 etc. Using these styles means the exported HTML will be leaner than by creating custom styles.</text:span></text:p>
      <text:p text:style-name="P1"><text:span text:style-name="T1">This is a semi-manual exercise, using search and replace in a sophisticated manner to identify and style heading, author etc.</text:span></text:p>
      <text:p text:style-name="P1"><text:span text:style-name="T1">Also, trim out superfluous rubbish, like double paragraphs and other unnecessary whitepsace.</text:span></text:p>
      <text:p text:style-name="P1"><text:span text:style-name="T1">It doesn’t matter how it looks at the end of this, as long as everything uses styles consistently. Those styles can easily be changed to create a particular look.</text:span></text:p>
      <text:h text:style-name="Heading_20_4" text:outline-level="4"><text:span text:style-name="T1">c. Flag chords</text:span></text:h>
      <text:p text:style-name="P1"><text:span text:style-name="T1">For inline chords, intelligent search and replace, to surround them with [ ] brackets.</text:span></text:p>
      <text:p text:style-name="P1"><text:span text:style-name="T1">Also, check for [ ] brackets used in other contexts, and change these to e.g. () or {}</text:span></text:p>
      <text:h text:style-name="P8" text:outline-level="2"><text:span text:style-name="T1">2. Export as HTML</text:span></text:h>
      <text:p text:style-name="P1"><text:span text:style-name="T1">Save as ‘Filtered HTML’ (not regular HTML, which contains too much extra dross). Word 2003 and earlier do a decent job of this. Later versions seem keen to throw in all sorts of extra information, which creates extra text-processing workload.</text:span></text:p>
      <text:p text:style-name="P1"><text:soft-page-break/><text:span text:style-name="T1">As long as standard built-in Word styles are used, these will export to equivalent simple HTML e.g. &lt;p&gt;, &lt;h1&gt; etc.</text:span></text:p>
      <text:h text:style-name="Heading_20_2" text:outline-level="2"><text:span text:style-name="T1">3. Parse and trim</text:span></text:h>
      <text:p text:style-name="P1"><text:span text:style-name="T1">At this stage we’re in the land of text-processing using bash scripts and tools, which allows more sophisticated manipulation.</text:span></text:p>
      <text:h text:style-name="Heading_20_4" text:outline-level="4"><text:span text:style-name="T2">4. Convert HTML to songbook Latex markup</text:span></text:h>
      <text:p text:style-name="P4"><text:span text:style-name="T2">Probably the simplest step, but still to be written. As the structural elements are directly comparable, this should involve a simple search and replace through all the files.</text:span></text:p>
      <text:h text:style-name="P9" text:outline-level="2"><text:span text:style-name="T2">Problems still to resolve</text:span></text:h>
      <text:h text:style-name="Heading_20_3" text:outline-level="3"><text:span text:style-name="T2">Chords above the line</text:span></text:h>
      <text:p text:style-name="P4"><text:span text:style-name="T1">Above-the-line chords pose a problem. Their </text:span><text:span text:style-name="T2">correct </text:span><text:span text:style-name="T1">positioning </text:span><text:span text:style-name="T2">in Word is bound up with </text:span><text:span text:style-name="T1">type size, face and tab positions. These aren’t consistent, so there’s no easy conversion to monospaced positioning.</text:span></text:p>
      <text:p text:style-name="P7"><text:span text:style-name="T4">These chords can be identified by retaining &lt;p class=Chords&gt; markup.</text:span></text:p>
      <text:p text:style-name="P4"><text:span text:style-name="T2">Conceptual solution:</text:span></text:p>
      <text:list xml:id="list3264758205185370120" text:style-name="L2">
        <text:list-item>
          <text:p text:style-name="P5"><text:span text:style-name="T2">Estimate monospaced equivalent to proportional space and tab sizes. </text:span><text:span text:style-name="T3">This will never be perfect as the original songs used a mix of type sizes and faces, so equivalents will vary. Maybe easiest to take one ‘average’ song and do some trial and error testing.</text:span></text:p>
        </text:list-item>
        <text:list-item>
          <text:p text:style-name="P6"><text:span text:style-name="T4">Write a script to merge chord lines into the line below, on the basis of dropping the chords into the nearest inter-word space that matches its position. This won’t be exact, on some chords will fall mid-word.</text:span></text:p>
        </text:list-item>
        <text:list-item>
          <text:p text:style-name="P6"><text:span text:style-name="T4">Proof, check and edit. This will be a necessary</text:span></text:p>
        </text:list-item>
      </text:list>
      <text:p text:style-name="Text_20_body"><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3T12:41:36</meta:creation-date>
    <meta:generator>LibreOffice/4.0.2.2$Linux_X86_64 LibreOffice_project/400m0$Build-2</meta:generator>
    <meta:editing-duration>PT5M22S</meta:editing-duration>
    <meta:editing-cycles>3</meta:editing-cycles>
    <dc:date>2013-04-25T21:42:34</dc:date>
    <meta:document-statistic meta:table-count="0" meta:image-count="0" meta:object-count="0" meta:page-count="2" meta:paragraph-count="36" meta:word-count="601" meta:character-count="3586" meta:non-whitespace-character-count="3028"/>
    <meta:template xlink:type="simple" xlink:actuate="onRequest" xlink:title="LibreOffice Writer default" xlink:href="../../LibreOffice%20Writer%20default.ott" meta:date="2012-09-23T12:41:36"/>
  </office:meta>
</office:document-meta>
</file>